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3.462cm" svg:height="21.082cm" svg:x="4.81cm" svg:y="3.032cm">
          <text:p/>
        </draw:rect>
        <draw:line draw:style-name="gr2" draw:text-style-name="P1" draw:layer="layout" svg:x1="4.81cm" svg:y1="5.064cm" svg:x2="18.272cm" svg:y2="5.064cm">
          <text:p/>
        </draw:line>
        <draw:frame draw:style-name="gr3" draw:layer="layout" svg:width="2.991cm" svg:height="0.963cm" svg:x="9.128cm" svg:y="4.048cm">
          <draw:text-box>
            <text:p>FileWrite</text:p>
          </draw:text-box>
        </draw:frame>
        <draw:frame draw:style-name="gr3" draw:layer="layout" svg:width="8.139cm" svg:height="5.235cm" svg:x="5.953cm" svg:y="5.699cm">
          <draw:text-box>
            <text:p>+title, message , file; String</text:p>
            <text:p>+min, sec; int</text:p>
            <text:p>+popUp;stage</text:p>
            <text:p>+congrats;Label</text:p>
            <text:p>+close;Button</text:p>
            <text:p>+scene;Scene</text:p>
            <text:p/>
          </draw:text-box>
        </draw:frame>
        <draw:line draw:style-name="gr2" draw:text-style-name="P1" draw:layer="layout" svg:x1="4.81cm" svg:y1="10.398cm" svg:x2="18.272cm" svg:y2="10.398cm">
          <text:p/>
        </draw:line>
        <draw:frame draw:style-name="gr4" draw:layer="layout" svg:width="10.34cm" svg:height="2.387cm" svg:x="6.08cm" svg:y="10.906cm">
          <draw:text-box>
            <text:p>+display(title,message,file,min,sec)</text:p>
            <text:p>+writer(file,min,sec)</text:p>
            <text:p>+reader(file,min,se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y Murrer </meta:initial-creator>
    <meta:creation-date>2019-05-16T22:45:26.12</meta:creation-date>
    <dc:date>2019-05-16T22:49:18.63</dc:date>
    <dc:creator>Cody Murrer </dc:creator>
    <meta:editing-duration>PT3M52S</meta:editing-duration>
    <meta:editing-cycles>1</meta:editing-cycles>
    <meta:document-statistic meta:object-count="6"/>
    <meta:generator>OpenOffice/4.1.6$Win32 OpenOffice.org_project/416m1$Build-9790</meta:generator>
  </office:meta>
</office:document-meta>
</file>